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F200000111E36729D4.png"/>
  <manifest:file-entry manifest:media-type="image/png" manifest:full-path="Pictures/10000201000003180000025BCEA8FAC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frame draw:style-name="fr1" draw:name="gráficos1" text:anchor-type="paragraph" svg:width="16.766cm" svg:height="12.764cm" draw:z-index="0"><draw:image xlink:href="Pictures/10000201000003180000025BCEA8FACD.png" xlink:type="simple" xlink:show="embed" xlink:actuate="onLoad"/></draw:frame></text:p>
      <text:p text:style-name="Standard"><draw:frame draw:style-name="fr2" draw:name="gráficos2" text:anchor-type="paragraph" svg:x="0.307cm" svg:y="1.111cm" svg:width="15.961cm" svg:height="5.779cm" draw:z-index="1"><draw:image xlink:href="Pictures/10000201000002F200000111E36729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8S</meta:editing-duration>
    <meta:editing-cycles>3</meta:editing-cycles>
    <meta:generator>OpenOffice/4.1.6$Win32 OpenOffice.org_project/416m1$Build-9790</meta:generator>
    <dc:date>2020-05-12T00:10:00.23</dc:date>
    <meta:document-statistic meta:table-count="0" meta:image-count="2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